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362" officeooo:paragraph-rsid="0005e362"/>
    </style:style>
    <style:style style:name="P2" style:family="paragraph" style:parent-style-name="Standard">
      <style:text-properties officeooo:rsid="0005e362" officeooo:paragraph-rsid="0005e362"/>
    </style:style>
    <style:style style:name="P3" style:family="paragraph" style:parent-style-name="Standard">
      <style:text-properties officeooo:rsid="0005e362" officeooo:paragraph-rsid="0034f394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e362" officeooo:paragraph-rsid="0005e36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4c1b" officeooo:paragraph-rsid="00164c1b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ca229" officeooo:paragraph-rsid="0005e36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a229" officeooo:paragraph-rsid="000ca22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d53ed" officeooo:paragraph-rsid="000d53e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0e2ff" officeooo:paragraph-rsid="0010e2f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45f72" officeooo:paragraph-rsid="0005e36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45f72" officeooo:paragraph-rsid="00145f7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45f72" officeooo:paragraph-rsid="0014887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7fa22" officeooo:paragraph-rsid="0017fa2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9af55" officeooo:paragraph-rsid="0019af5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a5456" officeooo:paragraph-rsid="001a545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b3e40" officeooo:paragraph-rsid="001b3e4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eeef5" officeooo:paragraph-rsid="001eeef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5af30" officeooo:paragraph-rsid="0025af3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5fc15" officeooo:paragraph-rsid="0025fc1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f8da7" officeooo:paragraph-rsid="002f8da7" style:font-weight-asian="normal" style:font-weight-complex="normal"/>
    </style:style>
    <style:style style:name="P21" style:family="paragraph" style:parent-style-name="Standard">
      <style:text-properties officeooo:rsid="001273ec" officeooo:paragraph-rsid="001273ec"/>
    </style:style>
    <style:style style:name="P22" style:family="paragraph" style:parent-style-name="Standard">
      <style:text-properties officeooo:rsid="0022a28c" officeooo:paragraph-rsid="0022a28c"/>
    </style:style>
    <style:style style:name="P23" style:family="paragraph" style:parent-style-name="Standard">
      <style:text-properties officeooo:rsid="00331360" officeooo:paragraph-rsid="00331360"/>
    </style:style>
    <style:style style:name="T1" style:family="text">
      <style:text-properties officeooo:rsid="000b5b80"/>
    </style:style>
    <style:style style:name="T2" style:family="text">
      <style:text-properties officeooo:rsid="000f23dc"/>
    </style:style>
    <style:style style:name="T3" style:family="text">
      <style:text-properties officeooo:rsid="001265ce"/>
    </style:style>
    <style:style style:name="T4" style:family="text">
      <style:text-properties officeooo:rsid="001273ec"/>
    </style:style>
    <style:style style:name="T5" style:family="text">
      <style:text-properties officeooo:rsid="00148876"/>
    </style:style>
    <style:style style:name="T6" style:family="text">
      <style:text-properties officeooo:rsid="0017fa22"/>
    </style:style>
    <style:style style:name="T7" style:family="text">
      <style:text-properties officeooo:rsid="001ba022"/>
    </style:style>
    <style:style style:name="T8" style:family="text">
      <style:text-properties officeooo:rsid="001d7bff"/>
    </style:style>
    <style:style style:name="T9" style:family="text">
      <style:text-properties officeooo:rsid="00202c3d"/>
    </style:style>
    <style:style style:name="T10" style:family="text">
      <style:text-properties officeooo:rsid="00227e67"/>
    </style:style>
    <style:style style:name="T11" style:family="text">
      <style:text-properties fo:font-style="normal" officeooo:rsid="008e04d7" style:font-style-asian="normal" style:font-style-complex="normal"/>
    </style:style>
    <style:style style:name="T12" style:family="text">
      <style:text-properties officeooo:rsid="002737b2"/>
    </style:style>
    <style:style style:name="T13" style:family="text">
      <style:text-properties officeooo:rsid="002cd368"/>
    </style:style>
    <style:style style:name="T14" style:family="text">
      <style:text-properties officeooo:rsid="002dda74"/>
    </style:style>
    <style:style style:name="T15" style:family="text">
      <style:text-properties officeooo:rsid="002ff2f1"/>
    </style:style>
    <style:style style:name="T16" style:family="text">
      <style:text-properties officeooo:rsid="00341081"/>
    </style:style>
    <style:style style:name="T17" style:family="text">
      <style:text-properties officeooo:rsid="0034f394"/>
    </style:style>
    <style:style style:name="T18" style:family="text">
      <style:text-properties officeooo:rsid="00361d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Positionnements thématiques et mots-clés</text:p>
      <text:p text:style-name="P10"/>
      <text:p text:style-name="P11">INFORMATIQUE (<text:span text:style-name="T14">P</text:span>ratique / <text:span text:style-name="T14">T</text:span>héorique)</text:p>
      <text:p text:style-name="P12">MATHS <text:span text:style-name="T14">(Topologie et géométrie) </text:span><text:span text:style-name="T5">(nurbs / analyse géométrie ?)</text:span></text:p>
      <text:p text:style-name="P12"/>
      <text:p text:style-name="P5">Mots-Clés</text:p>
      <text:p text:style-name="P5"/>
      <text:p text:style-name="P13">modélisation 3d</text:p>
      <text:p text:style-name="P20">ray-marching</text:p>
      <text:p text:style-name="P20">arbre k-dim</text:p>
      <text:p text:style-name="P20">nurbs</text:p>
      <text:p text:style-name="P20">mutlithreading</text:p>
      <text:p text:style-name="P13"/>
      <text:p text:style-name="P13"/>
      <text:p text:style-name="P1"/>
      <text:p text:style-name="P4">2) Bibliographie commentée (650 mots)</text:p>
      <text:p text:style-name="P6"/>
      <text:p text:style-name="P7">1- Document pour <text:span text:style-name="T6">des </text:span>la lumière et l’idée de ray-marching (a aussi des explications sur les effets)</text:p>
      <text:p text:style-name="P8">2- Blog avec des SDFs, les ombres, <text:span text:style-name="T2">(kd-tree ?)</text:span></text:p>
      <text:p text:style-name="P8"/>
      <text:p text:style-name="P9">3- Pour l’ajout de structures de données d’optimisation</text:p>
      <text:p text:style-name="P9">4- <text:span text:style-name="T3">Pour les Nurbs</text:span></text:p>
      <text:p text:style-name="P18">5- Doc qui explique </text:p>
      <text:p text:style-name="P9"/>
      <text:p text:style-name="P14">La modélisation 3D est utilisé dans de nombreux domaines dont le cinéma mais également plus r<text:span text:style-name="T7">é</text:span>c<text:span text:style-name="T7">em</text:span>ment dans le jeu vidéo. L’augmentation de la puissance disponible <text:span text:style-name="T8">é</text:span>tant en permanence en augmentation, les idées théoriques de rendu 3D comme l’utilisation de rayons et du ray-marching [1] sont désormais utilisables.</text:p>
      <text:p text:style-name="P14"/>
      <text:p text:style-name="P17">La technique du ray-marching consiste a du lancer de rayons grâce au <text:span text:style-name="T9">simple </text:span>calcule <text:span text:style-name="T9">de distance avec les objets dans l’espace [2], qui permet de représenter facilement en mémoire des scènes 3D, en pouvant modéliser des formes géométriques de base comme des sphères, cube, triangles, … Les briques de bases ne sont donc pas uniquement les triangles (comme c’est le cas pour la plupart des modèles de rendu).</text:span></text:p>
      <text:p text:style-name="P14"/>
      <text:p text:style-name="P16">L’utilisation de structures de données [3] permet également d’accélérer le rendu <text:span text:style-name="T15">pour qu’il puisse en pratique </text:span><text:span text:style-name="T11">être</text:span><text:span text:style-name="T15"> utilisable</text:span>.</text:p>
      <text:p text:style-name="P16"/>
      <text:p text:style-name="P19">En pratique le ray-marching peut <text:span text:style-name="T11">être</text:span> utiliser pour faire du rendu de nuage, ou appliquer des transformations sur des objets [1] <text:span text:style-name="T13">(noise, fractale...)</text:span>. <text:span text:style-name="T12">Et de pouvoir faire du rendu a partir de formules mathématique et de nurbs [4].</text:span></text:p>
      <text:p text:style-name="P19"/>
      <text:p text:style-name="P15"/>
      <text:p text:style-name="P1"/>
      <text:p text:style-name="P4">3) Problématique retenue (50 mots)</text:p>
      <text:p text:style-name="P1"/>
      <text:p text:style-name="P23">Comment faire de la modélisation 3D a l’aide du ray-marching et en particulier quels sont les optimisations possibles a implémenter pour une application dans le jeu vidéo en temps réel ? </text:p>
      <text:p text:style-name="P23"/>
      <text:p text:style-name="P21"><text:span text:style-name="T16">(</text:span>Implémentation et optimisation du ray-marching<text:span text:style-name="T16">)</text:span></text:p>
      <text:p text:style-name="P1"/>
      <text:p text:style-name="P1"/>
      <text:p text:style-name="P4"><text:soft-page-break/>4) Objectifs du TIPE (100 mots)</text:p>
      <text:p text:style-name="P1"/>
      <text:p text:style-name="P3">- <text:span text:style-name="T4">Implémentation d’une m</text:span><text:span text:style-name="T10">é</text:span><text:span text:style-name="T4">thode de rendu 3D</text:span></text:p>
      <text:p text:style-name="P3"/>
      <text:p text:style-name="P3">- <text:span text:style-name="T17">Recherche d’optimisation <text:s/></text:span><text:span text:style-name="T4">pour une potentielle utilisation dans le jeu vidéo en temps réel</text:span></text:p>
      <text:p text:style-name="P21"/>
      <text:p text:style-name="P21">- <text:span text:style-name="T18">Recherche sur les formes plus complexes comme les Nurbs </text:span></text:p>
      <text:p text:style-name="P1"/>
      <text:p text:style-name="P1"/>
      <text:p text:style-name="P1"/>
      <text:p text:style-name="P1"/>
      <text:p text:style-name="P1"/>
      <text:p text:style-name="P1"/>
      <text:p text:style-name="P4">5) Liste de références bibliographique (max 10)</text:p>
      <text:p text:style-name="P1"/>
      <text:p text:style-name="P1"><text:span text:style-name="T1">1-</text:span>Perlin, Ken, <text:s/>Hypertexture , Computer Graphics</text:p>
      <text:p text:style-name="P1"><text:span text:style-name="T1">2-</text:span>http://iquilezles.org/articles/</text:p>
      <text:p text:style-name="P1"/>
      <text:p text:style-name="P1"><text:span text:style-name="T1">3-</text:span>Performance Comparison of Bounding Volume Hierarchies and Kd-Trees for GPU Ray Tracing</text:p>
      <text:p text:style-name="P1"><text:span text:style-name="T1">4-</text:span>Computing_the_minimum_distance_between_a_point_and_a_NURBS_curves</text:p>
      <text:p text:style-name="P22">5-Sphere Tracing <text:s/>A Geometric Method for the Antialiased Ray Tracing of Implicit Surfaces, The Visual Compu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28:22.483859535</meta:creation-date>
    <dc:date>2024-01-19T13:40:50.241589726</dc:date>
    <meta:editing-duration>PT3H36M26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365" meta:character-count="2439" meta:non-whitespace-character-count="2100"/>
  </office:meta>
</office:document-meta>
</file>